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A35F14D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F000000DFA35F14DA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6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</style:style>
    <style:style style:name="ce18" style:family="table-cell" style:parent-style-name="Default">
      <style:table-cell-properties fo:border-bottom="0.002cm solid #000000" fo:border-left="0.035cm solid #000000" fo:border-right="none" fo:border-top="0.002cm solid #000000" style:vertical-align="middle"/>
    </style:style>
    <style:style style:name="ce19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20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113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start" fo:margin-left="0cm"/>
    </style:style>
    <style:style style:name="ce32" style:family="table-cell" style:parent-style-name="Default" style:data-style-name="N108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34" style:family="table-cell" style:parent-style-name="Default" style:data-style-name="N11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35" style:family="table-cell" style:parent-style-name="Default" style:data-style-name="N1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36" style:family="table-cell" style:parent-style-name="Default" style:data-style-name="N1">
      <style:table-cell-properties fo:border-bottom="0.035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37" style:family="table-cell" style:parent-style-name="Default" style:data-style-name="N113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8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40" style:family="table-cell" style:parent-style-name="Default" style:data-style-name="N11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41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42" style:family="table-cell" style:parent-style-name="Default" style:data-style-name="N1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 style:data-style-name="N2">
      <style:table-cell-properties fo:border-bottom="0.002cm solid #000000" fo:border-left="none" fo:border-right="0.002cm solid #000000" fo:border-top="none" style:vertical-align="middle"/>
    </style:style>
    <style:style style:name="ce46" style:family="table-cell" style:parent-style-name="Default" style:data-style-name="N2">
      <style:table-cell-properties fo:border-bottom="0.002cm solid #000000" fo:border-left="none" fo:border-right="0.002cm solid #000000" fo:border-top="0.002cm solid #000000" style:vertical-align="middle"/>
    </style:style>
    <style:style style:name="ce47" style:family="table-cell" style:parent-style-name="Default" style:data-style-name="N2">
      <style:table-cell-properties fo:border-bottom="0.002cm solid #000000" fo:border-left="none" fo:border-right="0.002cm solid #000000" fo:border-top="0.002cm solid #000000"/>
    </style:style>
    <style:style style:name="ce48" style:family="table-cell" style:parent-style-name="Default" style:data-style-name="N2">
      <style:table-cell-properties fo:border-bottom="0.035cm solid #000000" fo:border-left="none" fo:border-right="0.002cm solid #000000" fo:border-top="0.002cm solid #000000" style:vertical-align="middle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 style:data-style-name="N2">
      <style:table-cell-properties fo:border-bottom="0.002cm solid #000000" fo:border-left="0.035cm solid #000000" fo:border-right="0.002cm solid #000000" fo:border-top="0.035cm solid #000000" style:vertical-align="middle"/>
    </style:style>
    <style:style style:name="ce51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 style:vertical-align="middle"/>
    </style:style>
    <style:style style:name="ce52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 style:vertical-align="middle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 style:data-style-name="N2">
      <style:table-cell-properties fo:border-bottom="0.002cm solid #000000" fo:border-left="0.002cm solid #000000" fo:border-right="0.002cm solid #000000" fo:border-top="none" style:vertical-align="middle"/>
    </style:style>
    <style:style style:name="ce56" style:family="table-cell" style:parent-style-name="Default" style:data-style-name="N2">
      <style:table-cell-properties fo:border="0.002cm solid #000000" style:vertical-align="middle"/>
    </style:style>
    <style:style style:name="ce57" style:family="table-cell" style:parent-style-name="Default" style:data-style-name="N2">
      <style:table-cell-properties fo:border="0.002cm solid #000000"/>
    </style:style>
    <style:style style:name="ce58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 style:vertical-align="middle"/>
    </style:style>
    <style:style style:name="ce59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</style:style>
    <style:style style:name="ce60" style:family="table-cell" style:parent-style-name="Default" style:data-style-name="N2">
      <style:table-cell-properties fo:border-bottom="0.002cm solid #000000" fo:border-left="0.002cm solid #000000" fo:border-right="0.002cm solid #000000" fo:border-top="0.035cm solid #000000" style:vertical-align="middle"/>
    </style:style>
    <style:style style:name="ce61" style:family="table-cell" style:parent-style-name="Default" style:data-style-name="N112">
      <style:table-cell-properties fo:border-bottom="0.002cm solid #000000" fo:border-left="0.002cm solid #000000" fo:border-right="0.002cm solid #000000" fo:border-top="0.035cm solid #000000" style:vertical-align="middle"/>
    </style:style>
    <style:style style:name="ce62" style:family="table-cell" style:parent-style-name="Default" style:data-style-name="N11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63" style:family="table-cell" style:parent-style-name="Default" style:data-style-name="N1">
      <style:table-cell-properties fo:border="0.002cm solid #000000" style:vertical-align="middle"/>
    </style:style>
    <style:style style:name="ce64" style:family="table-cell" style:parent-style-name="Default" style:data-style-name="N1">
      <style:table-cell-properties fo:border="0.002cm solid #000000"/>
    </style:style>
    <style:style style:name="ce65" style:family="table-cell" style:parent-style-name="Default" style:data-style-name="N112">
      <style:table-cell-properties fo:border="0.002cm solid #000000" style:vertical-align="middle"/>
    </style:style>
    <style:style style:name="ce66" style:family="table-cell" style:parent-style-name="Default" style:data-style-name="N112">
      <style:table-cell-properties fo:border-bottom="0.035cm solid #000000" fo:border-left="0.002cm solid #000000" fo:border-right="0.002cm solid #000000" fo:border-top="0.002cm solid #000000" style:vertical-align="middle"/>
    </style:style>
    <style:style style:name="ce67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 style:data-style-name="N2">
      <style:table-cell-properties fo:border-bottom="0.002cm solid #000000" fo:border-left="0.002cm solid #000000" fo:border-right="0.035cm solid #000000" fo:border-top="none" style:vertical-align="middle"/>
    </style:style>
    <style:style style:name="ce70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</style:style>
    <style:style style:name="ce71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 style:vertical-align="middle"/>
    </style:style>
    <style:style style:name="ce72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 style:vertical-align="middle"/>
    </style:style>
    <style:style style:name="ce73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74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>
            <text:p>I, A</text:p>
          </table:table-cell>
          <table:table-cell table:style-name="ce5" office:value-type="float" office:value="1">
            <text:p>1</text:p>
          </table:table-cell>
          <table:table-cell/>
          <table:table-cell table:style-name="ce9" office:value-type="string" table:number-columns-spanned="1" table:number-rows-spanned="2">
            <text:p>lg(f/f<text:span text:style-name="T1">опорн</text:span>)</text:p>
          </table:table-cell>
          <table:table-cell table:style-name="ce15" office:value-type="string" table:number-columns-spanned="3" table:number-rows-spanned="2">
            <text:p>f, Гц</text:p>
          </table:table-cell>
          <table:covered-table-cell table:style-name="ce22"/>
          <table:covered-table-cell table:style-name="ce29"/>
          <table:table-cell table:style-name="ce43" office:value-type="string" table:number-columns-spanned="5" table:number-rows-spanned="1">
            <text:p>Экспериментальные</text:p>
          </table:table-cell>
          <table:covered-table-cell table:number-columns-repeated="3" table:style-name="ce53"/>
          <table:covered-table-cell table:style-name="ce67"/>
          <table:table-cell table:style-name="ce74"/>
          <table:table-cell table:number-columns-repeated="9"/>
        </table:table-row>
        <table:table-row table:style-name="ro2">
          <table:table-cell table:style-name="ce2" office:value-type="string">
            <text:p>R, Ом</text:p>
          </table:table-cell>
          <table:table-cell table:style-name="ce6" office:value-type="float" office:value="400">
            <text:p>400</text:p>
          </table:table-cell>
          <table:table-cell/>
          <table:covered-table-cell table:style-name="ce10"/>
          <table:covered-table-cell table:style-name="ce16"/>
          <table:covered-table-cell table:style-name="ce23"/>
          <table:covered-table-cell table:style-name="ce30"/>
          <table:table-cell table:style-name="ce44" office:value-type="string">
            <text:p>U, B</text:p>
          </table:table-cell>
          <table:table-cell table:style-name="ce54" office:value-type="string">
            <text:p><text:span text:style-name="T2">I</text:span><text:span text:style-name="T1">R</text:span><text:span text:style-name="T2"> ,</text:span> мА</text:p>
          </table:table-cell>
          <table:table-cell table:style-name="ce54" office:value-type="string">
            <text:p><text:span text:style-name="T2">I</text:span><text:span text:style-name="T1">L</text:span><text:span text:style-name="T2"> </text:span>, мА</text:p>
          </table:table-cell>
          <table:table-cell table:style-name="ce54" office:value-type="string">
            <text:p><text:span text:style-name="T2">I</text:span><text:span text:style-name="T1">C</text:span><text:span text:style-name="T2"> </text:span>, мА</text:p>
          </table:table-cell>
          <table:table-cell table:style-name="ce68" office:value-type="string">
            <text:p>Y=I/E, мСм</text:p>
          </table:table-cell>
          <table:table-cell table:style-name="ce75"/>
          <table:table-cell table:number-columns-repeated="9"/>
        </table:table-row>
        <table:table-row table:style-name="ro2">
          <table:table-cell table:style-name="ce3" office:value-type="string">
            <text:p>С, нФ</text:p>
          </table:table-cell>
          <table:table-cell table:style-name="ce6" office:value-type="float" office:value="50">
            <text:p>50</text:p>
          </table:table-cell>
          <table:table-cell/>
          <table:table-cell table:style-name="ce11" table:formula="of:=LOG([.G3]/[.$G$3])" office:value-type="float" office:value="0">
            <text:p>0</text:p>
          </table:table-cell>
          <table:table-cell table:style-name="ce17" office:value-type="float" office:value="0.01">
            <text:p>0,01</text:p>
          </table:table-cell>
          <table:table-cell table:style-name="ce24" office:value-type="string">
            <text:p>f<text:span text:style-name="T1">pез</text:span><text:span text:style-name="T2"> =</text:span></text:p>
          </table:table-cell>
          <table:table-cell table:style-name="ce31" table:formula="of:=[.E3]*[.$B$5]" office:value-type="float" office:value="71.1762543417177">
            <text:p>71,1763</text:p>
          </table:table-cell>
          <table:table-cell table:style-name="ce45" office:value-type="float" office:value="4.461">
            <text:p>4,46</text:p>
          </table:table-cell>
          <table:table-cell table:style-name="ce55" office:value-type="float" office:value="11">
            <text:p>11,00</text:p>
          </table:table-cell>
          <table:table-cell table:style-name="ce55" office:value-type="float" office:value="1000">
            <text:p>1000,00</text:p>
          </table:table-cell>
          <table:table-cell table:style-name="ce55" office:value-type="float" office:value="0.106">
            <text:p>0,11</text:p>
          </table:table-cell>
          <table:table-cell table:style-name="ce69" table:formula="of:=1000*[.B$1]/[.H3]" office:value-type="float" office:value="224.164985429276">
            <text:p>224,16</text:p>
          </table:table-cell>
          <table:table-cell table:style-name="ce76"/>
          <table:table-cell table:number-columns-repeated="9"/>
        </table:table-row>
        <table:table-row table:style-name="ro2">
          <table:table-cell table:style-name="ce3" office:value-type="string">
            <text:p>L, мГн</text:p>
          </table:table-cell>
          <table:table-cell table:style-name="ce6" office:value-type="float" office:value="10">
            <text:p>10</text:p>
          </table:table-cell>
          <table:table-cell/>
          <table:table-cell table:style-name="ce12" table:formula="of:=LOG([.G4]/[.$G$3])" office:value-type="float" office:value="1">
            <text:p>1</text:p>
          </table:table-cell>
          <table:table-cell table:style-name="ce18" office:value-type="float" office:value="0.1">
            <text:p>0,1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2" table:formula="of:=[.E4]*[.$B$5]" office:value-type="float" office:value="711.762543417177">
            <text:p>711,763</text:p>
          </table:table-cell>
          <table:table-cell table:style-name="ce46" office:value-type="float" office:value="44.65">
            <text:p>44,65</text:p>
          </table:table-cell>
          <table:table-cell table:style-name="ce56" office:value-type="float" office:value="113">
            <text:p>113,00</text:p>
          </table:table-cell>
          <table:table-cell table:style-name="ce56" office:value-type="float" office:value="1004">
            <text:p>1004,00</text:p>
          </table:table-cell>
          <table:table-cell table:style-name="ce56" office:value-type="float" office:value="11.2">
            <text:p>11,20</text:p>
          </table:table-cell>
          <table:table-cell table:style-name="ce69" table:formula="of:=1000*[.B$1]/[.H4]" office:value-type="float" office:value="22.3964165733483">
            <text:p>22,40</text:p>
          </table:table-cell>
          <table:table-cell table:style-name="ce76"/>
          <table:table-cell table:number-columns-repeated="9"/>
        </table:table-row>
        <table:table-row table:style-name="ro2">
          <table:table-cell table:style-name="ce3" office:value-type="string">
            <text:p>f<text:span text:style-name="T1">pез</text:span>, Гц</text:p>
          </table:table-cell>
          <table:table-cell table:style-name="ce7" table:formula="of:=10^6/2/PI()/SQRT([.B3]*[.B4])" office:value-type="float" office:value="7117.62543417177">
            <text:p>7118</text:p>
          </table:table-cell>
          <table:table-cell/>
          <table:table-cell table:style-name="ce12" table:formula="of:=LOG([.G5]/[.$G$3])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3" table:formula="of:=[.E5]*[.$B$5]" office:value-type="float" office:value="7117.62543417177">
            <text:p>7117,63</text:p>
          </table:table-cell>
          <table:table-cell table:style-name="ce46" office:value-type="float" office:value="399.509">
            <text:p>399,51</text:p>
          </table:table-cell>
          <table:table-cell table:style-name="ce56" office:value-type="float" office:value="904">
            <text:p>904,00</text:p>
          </table:table-cell>
          <table:table-cell table:style-name="ce56" office:value-type="float" office:value="883">
            <text:p>883,00</text:p>
          </table:table-cell>
          <table:table-cell table:style-name="ce56" office:value-type="float" office:value="999">
            <text:p>999,00</text:p>
          </table:table-cell>
          <table:table-cell table:style-name="ce69" table:formula="of:=1000*[.B$1]/[.H5]" office:value-type="float" office:value="2.50307252152017">
            <text:p>2,50</text:p>
          </table:table-cell>
          <table:table-cell table:style-name="ce76"/>
          <table:table-cell table:number-columns-repeated="9"/>
        </table:table-row>
        <table:table-row table:style-name="ro2">
          <table:table-cell table:style-name="ce4" office:value-type="string">
            <text:p>ω<text:span text:style-name="T1">pез</text:span>, рад/с</text:p>
          </table:table-cell>
          <table:table-cell table:style-name="ce8" table:formula="of:=10^6/SQRT([.B3]*[.B4])" office:value-type="float" office:value="44721.3595499958">
            <text:p>44721</text:p>
          </table:table-cell>
          <table:table-cell/>
          <table:table-cell table:style-name="ce12" table:formula="of:=LOG([.G6]/[.$G$3])" office:value-type="float" office:value="3">
            <text:p>3</text:p>
          </table:table-cell>
          <table:table-cell table:style-name="ce18" office:value-type="float" office:value="10">
            <text:p>1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4" table:formula="of:=[.E6]*[.$B$5]" office:value-type="float" office:value="71176.2543417177">
            <text:p>71176,3</text:p>
          </table:table-cell>
          <table:table-cell table:style-name="ce46" office:value-type="float" office:value="44.301">
            <text:p>44,30</text:p>
          </table:table-cell>
          <table:table-cell table:style-name="ce56" office:value-type="float" office:value="111">
            <text:p>111,00</text:p>
          </table:table-cell>
          <table:table-cell table:style-name="ce56" office:value-type="float" office:value="9.818">
            <text:p>9,82</text:p>
          </table:table-cell>
          <table:table-cell table:style-name="ce63" office:value-type="float" office:value="1003">
            <text:p>1003</text:p>
          </table:table-cell>
          <table:table-cell table:style-name="ce69" table:formula="of:=1000*[.B$1]/[.H6]" office:value-type="float" office:value="22.5728538859168">
            <text:p>22,57</text:p>
          </table:table-cell>
          <table:table-cell table:style-name="ce76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7]/[.$G$3])" office:value-type="float" office:value="3.30102999566398">
            <text:p>3,30</text:p>
          </table:table-cell>
          <table:table-cell table:style-name="ce20" office:value-type="float" office:value="20">
            <text:p>2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7]*[.$B$5]" office:value-type="float" office:value="142352.508683435">
            <text:p>142353</text:p>
          </table:table-cell>
          <table:table-cell table:style-name="ce47" office:value-type="float" office:value="22.4679224144831">
            <text:p>22,47</text:p>
          </table:table-cell>
          <table:table-cell table:style-name="ce57" office:value-type="float" office:value="56">
            <text:p>56,00</text:p>
          </table:table-cell>
          <table:table-cell table:style-name="ce57" office:value-type="float" office:value="2.50314067807823">
            <text:p>2,50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7]" office:value-type="float" office:value="44.5078980402473">
            <text:p>44,51</text:p>
          </table:table-cell>
          <table:table-cell table:style-name="ce76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8]/[.$G$3])" office:value-type="float" office:value="3.47712125471966">
            <text:p>3,48</text:p>
          </table:table-cell>
          <table:table-cell table:style-name="ce18" office:value-type="float" office:value="30">
            <text:p>3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8]*[.$B$5]" office:value-type="float" office:value="213528.763025153">
            <text:p>213529</text:p>
          </table:table-cell>
          <table:table-cell table:style-name="ce47" office:value-type="float" office:value="14.619496316678">
            <text:p>14,62</text:p>
          </table:table-cell>
          <table:table-cell table:style-name="ce57" office:value-type="float" office:value="38">
            <text:p>38,00</text:p>
          </table:table-cell>
          <table:table-cell table:style-name="ce57" office:value-type="float" office:value="1.15030736635973">
            <text:p>1,15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8]" office:value-type="float" office:value="68.4018093605041">
            <text:p>68,40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9]/[.$G$3])" office:value-type="float" office:value="3.60205999132796">
            <text:p>3,60</text:p>
          </table:table-cell>
          <table:table-cell table:style-name="ce20" office:value-type="float" office:value="40">
            <text:p>4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9]*[.$B$5]" office:value-type="float" office:value="284705.017366871">
            <text:p>284705</text:p>
          </table:table-cell>
          <table:table-cell table:style-name="ce47" office:value-type="float" office:value="10.9511735074382">
            <text:p>10,95</text:p>
          </table:table-cell>
          <table:table-cell table:style-name="ce57" office:value-type="float" office:value="28">
            <text:p>28,00</text:p>
          </table:table-cell>
          <table:table-cell table:style-name="ce57" office:value-type="float" office:value="0.651144732328535">
            <text:p>0,65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9]" office:value-type="float" office:value="91.3144147812821">
            <text:p>91,31</text:p>
          </table:table-cell>
          <table:table-cell table:style-name="ce75"/>
          <table:table-cell table:number-columns-repeated="9"/>
        </table:table-row>
        <table:table-row table:style-name="ro2">
          <table:table-cell table:number-columns-repeated="3"/>
          <table:table-cell table:style-name="ce13" table:formula="of:=LOG([.G10]/[.$G$3])" office:value-type="float" office:value="3.69897000433602">
            <text:p>3,70</text:p>
          </table:table-cell>
          <table:table-cell table:style-name="ce18" office:value-type="float" office:value="50">
            <text:p>5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10]*[.$B$5]" office:value-type="float" office:value="355881.271708589">
            <text:p>355881</text:p>
          </table:table-cell>
          <table:table-cell table:style-name="ce47" office:value-type="float" office:value="8.61515074128047">
            <text:p>8,62</text:p>
          </table:table-cell>
          <table:table-cell table:style-name="ce57" office:value-type="float" office:value="23">
            <text:p>23,00</text:p>
          </table:table-cell>
          <table:table-cell table:style-name="ce57" office:value-type="float" office:value="0.443520385153478">
            <text:p>0,44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0]" office:value-type="float" office:value="116.074579543732">
            <text:p>116,07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1]/[.$G$3])" office:value-type="float" office:value="3.77815125038364">
            <text:p>3,78</text:p>
          </table:table-cell>
          <table:table-cell table:style-name="ce20" office:value-type="float" office:value="60">
            <text:p>6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11]*[.$B$5]" office:value-type="float" office:value="427057.526050306">
            <text:p>427058</text:p>
          </table:table-cell>
          <table:table-cell table:style-name="ce47" office:value-type="float" office:value="7.31312400731138">
            <text:p>7,31</text:p>
          </table:table-cell>
          <table:table-cell table:style-name="ce57" office:value-type="float" office:value="19">
            <text:p>19,00</text:p>
          </table:table-cell>
          <table:table-cell table:style-name="ce57" office:value-type="float" office:value="0.334450802960018">
            <text:p>0,33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1]" office:value-type="float" office:value="136.740468095473">
            <text:p>136,74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2]/[.$G$3])" office:value-type="float" office:value="3.84509804001426">
            <text:p>3,85</text:p>
          </table:table-cell>
          <table:table-cell table:style-name="ce18" office:value-type="float" office:value="70">
            <text:p>7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12]*[.$B$5]" office:value-type="float" office:value="498233.780392024">
            <text:p>498234</text:p>
          </table:table-cell>
          <table:table-cell table:style-name="ce47" office:value-type="float" office:value="6.41934992998452">
            <text:p>6,42</text:p>
          </table:table-cell>
          <table:table-cell table:style-name="ce57" office:value-type="float" office:value="16">
            <text:p>16,00</text:p>
          </table:table-cell>
          <table:table-cell table:style-name="ce57" office:value-type="float" office:value="0.210479075640184">
            <text:p>0,21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2]" office:value-type="float" office:value="155.7790135928">
            <text:p>155,78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3]/[.$G$3])" office:value-type="float" office:value="3.90308998699194">
            <text:p>3,90</text:p>
          </table:table-cell>
          <table:table-cell table:style-name="ce20" office:value-type="float" office:value="80">
            <text:p>8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13]*[.$B$5]" office:value-type="float" office:value="569410.034733742">
            <text:p>569410</text:p>
          </table:table-cell>
          <table:table-cell table:style-name="ce47" office:value-type="float" office:value="5.28242604358489">
            <text:p>5,28</text:p>
          </table:table-cell>
          <table:table-cell table:style-name="ce57" office:value-type="float" office:value="14">
            <text:p>14,00</text:p>
          </table:table-cell>
          <table:table-cell table:style-name="ce57" office:value-type="float" office:value="0.170012179888528">
            <text:p>0,17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3]" office:value-type="float" office:value="189.306957021088">
            <text:p>189,31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table:formula="of:=LOG([.G14]/[.$G$3])" office:value-type="float" office:value="3.95424250943932">
            <text:p>3,95</text:p>
          </table:table-cell>
          <table:table-cell table:style-name="ce18" office:value-type="float" office:value="90">
            <text:p>90</text:p>
          </table:table-cell>
          <table:table-cell table:style-name="ce25" office:value-type="string">
            <text:p>f<text:span text:style-name="T1">pез</text:span><text:span text:style-name="T2"> =</text:span></text:p>
          </table:table-cell>
          <table:table-cell table:style-name="ce35" table:formula="of:=[.E14]*[.$B$5]" office:value-type="float" office:value="640586.289075459">
            <text:p>640586</text:p>
          </table:table-cell>
          <table:table-cell table:style-name="ce47" office:value-type="float" office:value="4.94226967994676">
            <text:p>4,94</text:p>
          </table:table-cell>
          <table:table-cell table:style-name="ce57" office:value-type="float" office:value="13">
            <text:p>13,00</text:p>
          </table:table-cell>
          <table:table-cell table:style-name="ce57" office:value-type="float" office:value="0.153592470219388">
            <text:p>0,15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4]" office:value-type="float" office:value="202.336186561712">
            <text:p>202,34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4" table:formula="of:=LOG([.G15]/[.$G$3])" office:value-type="float" office:value="4">
            <text:p>4</text:p>
          </table:table-cell>
          <table:table-cell table:style-name="ce21" office:value-type="float" office:value="100">
            <text:p>100</text:p>
          </table:table-cell>
          <table:table-cell table:style-name="ce26" office:value-type="string">
            <text:p>f<text:span text:style-name="T1">pез</text:span><text:span text:style-name="T2"> =</text:span></text:p>
          </table:table-cell>
          <table:table-cell table:style-name="ce36" table:formula="of:=[.E15]*[.$B$5]" office:value-type="float" office:value="711762.543417177">
            <text:p>711763</text:p>
          </table:table-cell>
          <table:table-cell table:style-name="ce48" office:value-type="float" office:value="4.36448218654168">
            <text:p>4,36</text:p>
          </table:table-cell>
          <table:table-cell table:style-name="ce58" office:value-type="float" office:value="11">
            <text:p>11,00</text:p>
          </table:table-cell>
          <table:table-cell table:style-name="ce58" office:value-type="float" office:value="0.15">
            <text:p>0,15</text:p>
          </table:table-cell>
          <table:table-cell table:style-name="ce64" office:value-type="float" office:value="1000">
            <text:p>1000</text:p>
          </table:table-cell>
          <table:table-cell table:style-name="ce69" table:formula="of:=1000*[.B$1]/[.H15]" office:value-type="float" office:value="229.122254888243">
            <text:p>229,1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5" office:value-type="string" table:number-columns-spanned="3" table:number-rows-spanned="2">
            <text:p>ω, рад/с</text:p>
          </table:table-cell>
          <table:covered-table-cell table:style-name="ce22"/>
          <table:covered-table-cell table:style-name="ce29"/>
          <table:table-cell table:style-name="ce49" office:value-type="string" table:number-columns-spanned="5" table:number-rows-spanned="1">
            <text:p>Рассчетные</text:p>
          </table:table-cell>
          <table:covered-table-cell table:style-name="ce59"/>
          <table:covered-table-cell table:number-columns-repeated="2" table:style-name="ce61"/>
          <table:covered-table-cell table:style-name="ce70"/>
          <table:table-cell table:number-columns-repeated="10"/>
        </table:table-row>
        <table:table-row table:style-name="ro2">
          <table:table-cell table:number-columns-repeated="4"/>
          <table:covered-table-cell table:style-name="ce16"/>
          <table:covered-table-cell table:style-name="ce23"/>
          <table:covered-table-cell table:style-name="ce30"/>
          <table:table-cell table:style-name="ce44" office:value-type="string">
            <text:p>U, B</text:p>
          </table:table-cell>
          <table:table-cell table:style-name="ce54" office:value-type="string">
            <text:p><text:span text:style-name="T2">I</text:span><text:span text:style-name="T1">R</text:span><text:span text:style-name="T2"> ,</text:span> мА</text:p>
          </table:table-cell>
          <table:table-cell table:style-name="ce62" office:value-type="string">
            <text:p><text:span text:style-name="T2">I</text:span><text:span text:style-name="T1">L</text:span><text:span text:style-name="T2"> </text:span>, мА</text:p>
          </table:table-cell>
          <table:table-cell table:style-name="ce62" office:value-type="string">
            <text:p><text:span text:style-name="T2">I</text:span><text:span text:style-name="T1">C</text:span><text:span text:style-name="T2"> </text:span>, мА</text:p>
          </table:table-cell>
          <table:table-cell table:style-name="ce68" office:value-type="string">
            <text:p>Y, мСм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9" office:value-type="float" office:value="0.01">
            <text:p>0,01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37" table:formula="of:=[.E18]*[.$B$6]" office:value-type="float" office:value="447.213595499958">
            <text:p>447,2136</text:p>
          </table:table-cell>
          <table:table-cell table:style-name="ce50" table:formula="of:=1000/[.L18]" office:value-type="float" office:value="4.4723036471687">
            <text:p>4,47</text:p>
          </table:table-cell>
          <table:table-cell table:style-name="ce60" table:formula="of:=1000*[.H18]/[.$B$2]" office:value-type="float" office:value="11.1807591179217">
            <text:p>11,18</text:p>
          </table:table-cell>
          <table:table-cell table:style-name="ce60" table:formula="of:=10^6*[.H18]/[.$B$4]/[.G18]" office:value-type="float" office:value="1000.03749710894">
            <text:p>1000,04</text:p>
          </table:table-cell>
          <table:table-cell table:style-name="ce60" table:formula="of:=10^-6*[.H18]*[.G18]*[.B$3]" office:value-type="float" office:value="0.100003749710894">
            <text:p>0,10</text:p>
          </table:table-cell>
          <table:table-cell table:style-name="ce71" table:formula="of:=1000*SQRT((1000/[.G18]/[.$B$4]-[.G18]*[.$B$3]*10^-9)^2+[.$B$2]^-2)" office:value-type="float" office:value="223.59841345591">
            <text:p>223,60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18" office:value-type="float" office:value="0.1">
            <text:p>0,1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38" table:formula="of:=[.E19]*[.$B$6]" office:value-type="float" office:value="4472.13595499958">
            <text:p>4472,136</text:p>
          </table:table-cell>
          <table:table-cell table:style-name="ce51" table:formula="of:=1000/[.L19]" office:value-type="float" office:value="44.8877526335417">
            <text:p>44,89</text:p>
          </table:table-cell>
          <table:table-cell table:style-name="ce56" table:formula="of:=1000*[.H19]/[.$B$2]" office:value-type="float" office:value="112.219381583854">
            <text:p>112,22</text:p>
          </table:table-cell>
          <table:table-cell table:style-name="ce56" table:formula="of:=10^6*[.H19]/[.$B$4]/[.G19]" office:value-type="float" office:value="1003.72066245794">
            <text:p>1003,72</text:p>
          </table:table-cell>
          <table:table-cell table:style-name="ce56" table:formula="of:=10^-6*[.H19]*[.G19]*[.B$3]" office:value-type="float" office:value="10.0372066245794">
            <text:p>10,04</text:p>
          </table:table-cell>
          <table:table-cell table:style-name="ce72" table:formula="of:=1000*SQRT((1000/[.G19]/[.$B$4]-[.G19]*[.$B$3]*10^-9)^2+[.$B$2]^-2)" office:value-type="float" office:value="22.2777916320267">
            <text:p>22,28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19" office:value-type="float" office:value="1">
            <text:p>1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39" table:formula="of:=[.E20]*[.$B$6]" office:value-type="float" office:value="44721.3595499958">
            <text:p>44721,36</text:p>
          </table:table-cell>
          <table:table-cell table:style-name="ce51" table:formula="of:=1000/[.L20]" office:value-type="float" office:value="400">
            <text:p>400,00</text:p>
          </table:table-cell>
          <table:table-cell table:style-name="ce56" table:formula="of:=1000*[.H20]/[.$B$2]" office:value-type="float" office:value="1000">
            <text:p>1000,00</text:p>
          </table:table-cell>
          <table:table-cell table:style-name="ce56" table:formula="of:=10^6*[.H20]/[.$B$4]/[.G20]" office:value-type="float" office:value="894.427190999916">
            <text:p>894,43</text:p>
          </table:table-cell>
          <table:table-cell table:style-name="ce56" table:formula="of:=10^-6*[.H20]*[.G20]*[.B$3]" office:value-type="float" office:value="894.427190999916">
            <text:p>894,43</text:p>
          </table:table-cell>
          <table:table-cell table:style-name="ce72" table:formula="of:=1000*SQRT((1000/[.G20]/[.$B$4]-[.G20]*[.$B$3]*10^-9)^2+[.$B$2]^-2)" office:value-type="float" office:value="2.5">
            <text:p>2,50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18" office:value-type="float" office:value="10">
            <text:p>1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0" table:formula="of:=[.E21]*[.$B$6]" office:value-type="float" office:value="447213.595499958">
            <text:p>447213,6</text:p>
          </table:table-cell>
          <table:table-cell table:style-name="ce51" table:formula="of:=1000/[.L21]" office:value-type="float" office:value="44.8877526335417">
            <text:p>44,89</text:p>
          </table:table-cell>
          <table:table-cell table:style-name="ce56" table:formula="of:=1000*[.H21]/[.$B$2]" office:value-type="float" office:value="112.219381583854">
            <text:p>112,22</text:p>
          </table:table-cell>
          <table:table-cell table:style-name="ce56" table:formula="of:=10^6*[.H21]/[.$B$4]/[.G21]" office:value-type="float" office:value="10.0372066245794">
            <text:p>10,04</text:p>
          </table:table-cell>
          <table:table-cell table:style-name="ce65" table:formula="of:=10^-6*[.H21]*[.G21]*[.B$3]" office:value-type="float" office:value="1003.72066245794">
            <text:p>1003,7</text:p>
          </table:table-cell>
          <table:table-cell table:style-name="ce72" table:formula="of:=1000*SQRT((1000/[.G21]/[.$B$4]-[.G21]*[.$B$3]*10^-9)^2+[.$B$2]^-2)" office:value-type="float" office:value="22.2777916320267">
            <text:p>22,28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20">
            <text:p>2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2]*[.$B$6]" office:value-type="float" office:value="894427.190999916">
            <text:p>894427</text:p>
          </table:table-cell>
          <table:table-cell table:style-name="ce51" table:formula="of:=1000/[.L22]" office:value-type="float" office:value="22.3816023640498">
            <text:p>22,38</text:p>
          </table:table-cell>
          <table:table-cell table:style-name="ce56" table:formula="of:=1000*[.H22]/[.$B$2]" office:value-type="float" office:value="55.9540059101245">
            <text:p>55,95</text:p>
          </table:table-cell>
          <table:table-cell table:style-name="ce56" table:formula="of:=10^6*[.H22]/[.$B$4]/[.G22]" office:value-type="float" office:value="2.50233921656927">
            <text:p>2,50</text:p>
          </table:table-cell>
          <table:table-cell table:style-name="ce65" table:formula="of:=10^-6*[.H22]*[.G22]*[.B$3]" office:value-type="float" office:value="1000.93568662771">
            <text:p>1000,9</text:p>
          </table:table-cell>
          <table:table-cell table:style-name="ce72" table:formula="of:=1000*SQRT((1000/[.G22]/[.$B$4]-[.G22]*[.$B$3]*10^-9)^2+[.$B$2]^-2)" office:value-type="float" office:value="44.679553489264">
            <text:p>44,68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30">
            <text:p>3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3]*[.$B$6]" office:value-type="float" office:value="1341640.78649987">
            <text:p>1341641</text:p>
          </table:table-cell>
          <table:table-cell table:style-name="ce51" table:formula="of:=1000/[.L23]" office:value-type="float" office:value="14.9133258212647">
            <text:p>14,91</text:p>
          </table:table-cell>
          <table:table-cell table:style-name="ce56" table:formula="of:=1000*[.H23]/[.$B$2]" office:value-type="float" office:value="37.2833145531618">
            <text:p>37,28</text:p>
          </table:table-cell>
          <table:table-cell table:style-name="ce56" table:formula="of:=10^6*[.H23]/[.$B$4]/[.G23]" office:value-type="float" office:value="1.11157367689836">
            <text:p>1,11</text:p>
          </table:table-cell>
          <table:table-cell table:style-name="ce65" table:formula="of:=10^-6*[.H23]*[.G23]*[.B$3]" office:value-type="float" office:value="1000.41630920852">
            <text:p>1000,4</text:p>
          </table:table-cell>
          <table:table-cell table:style-name="ce72" table:formula="of:=1000*SQRT((1000/[.G23]/[.$B$4]-[.G23]*[.$B$3]*10^-9)^2+[.$B$2]^-2)" office:value-type="float" office:value="67.0541240756716">
            <text:p>67,05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18" office:value-type="float" office:value="40">
            <text:p>4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4]*[.$B$6]" office:value-type="float" office:value="1788854.38199983">
            <text:p>1788854</text:p>
          </table:table-cell>
          <table:table-cell table:style-name="ce51" table:formula="of:=1000/[.L24]" office:value-type="float" office:value="11.1829590160559">
            <text:p>11,18</text:p>
          </table:table-cell>
          <table:table-cell table:style-name="ce56" table:formula="of:=1000*[.H24]/[.$B$2]" office:value-type="float" office:value="27.9573975401398">
            <text:p>27,96</text:p>
          </table:table-cell>
          <table:table-cell table:style-name="ce56" table:formula="of:=10^6*[.H24]/[.$B$4]/[.G24]" office:value-type="float" office:value="0.62514641373738">
            <text:p>0,63</text:p>
          </table:table-cell>
          <table:table-cell table:style-name="ce65" table:formula="of:=10^-6*[.H24]*[.G24]*[.B$3]" office:value-type="float" office:value="1000.23426197981">
            <text:p>1000,2</text:p>
          </table:table-cell>
          <table:table-cell table:style-name="ce72" table:formula="of:=1000*SQRT((1000/[.G24]/[.$B$4]-[.G24]*[.$B$3]*10^-9)^2+[.$B$2]^-2)" office:value-type="float" office:value="89.4217709788841">
            <text:p>89,42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50">
            <text:p>5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5]*[.$B$6]" office:value-type="float" office:value="2236067.97749979">
            <text:p>2236068</text:p>
          </table:table-cell>
          <table:table-cell table:style-name="ce51" table:formula="of:=1000/[.L25]" office:value-type="float" office:value="8.94561313686654">
            <text:p>8,95</text:p>
          </table:table-cell>
          <table:table-cell table:style-name="ce56" table:formula="of:=1000*[.H25]/[.$B$2]" office:value-type="float" office:value="22.3640328421664">
            <text:p>22,36</text:p>
          </table:table-cell>
          <table:table-cell table:style-name="ce56" table:formula="of:=10^6*[.H25]/[.$B$4]/[.G25]" office:value-type="float" office:value="0.400059981488974">
            <text:p>0,40</text:p>
          </table:table-cell>
          <table:table-cell table:style-name="ce65" table:formula="of:=10^-6*[.H25]*[.G25]*[.B$3]" office:value-type="float" office:value="1000.14995372244">
            <text:p>1000,1</text:p>
          </table:table-cell>
          <table:table-cell table:style-name="ce72" table:formula="of:=1000*SQRT((1000/[.G25]/[.$B$4]-[.G25]*[.$B$3]*10^-9)^2+[.$B$2]^-2)" office:value-type="float" office:value="111.786636052795">
            <text:p>111,79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60">
            <text:p>6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6]*[.$B$6]" office:value-type="float" office:value="2683281.57299975">
            <text:p>2683282</text:p>
          </table:table-cell>
          <table:table-cell table:style-name="ce51" table:formula="of:=1000/[.L26]" office:value-type="float" office:value="7.45433617117695">
            <text:p>7,45</text:p>
          </table:table-cell>
          <table:table-cell table:style-name="ce56" table:formula="of:=1000*[.H26]/[.$B$2]" office:value-type="float" office:value="18.6358404279424">
            <text:p>18,64</text:p>
          </table:table-cell>
          <table:table-cell table:style-name="ce56" table:formula="of:=10^6*[.H26]/[.$B$4]/[.G26]" office:value-type="float" office:value="0.277806706764786">
            <text:p>0,28</text:p>
          </table:table-cell>
          <table:table-cell table:style-name="ce65" table:formula="of:=10^-6*[.H26]*[.G26]*[.B$3]" office:value-type="float" office:value="1000.10414435323">
            <text:p>1000,1</text:p>
          </table:table-cell>
          <table:table-cell table:style-name="ce72" table:formula="of:=1000*SQRT((1000/[.G26]/[.$B$4]-[.G26]*[.$B$3]*10^-9)^2+[.$B$2]^-2)" office:value-type="float" office:value="134.150107673788">
            <text:p>134,15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18" office:value-type="float" office:value="70">
            <text:p>7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7]*[.$B$6]" office:value-type="float" office:value="3130495.16849971">
            <text:p>3130495</text:p>
          </table:table-cell>
          <table:table-cell table:style-name="ce51" table:formula="of:=1000/[.L27]" office:value-type="float" office:value="6.38925450920672">
            <text:p>6,39</text:p>
          </table:table-cell>
          <table:table-cell table:style-name="ce56" table:formula="of:=1000*[.H27]/[.$B$2]" office:value-type="float" office:value="15.9731362730168">
            <text:p>15,97</text:p>
          </table:table-cell>
          <table:table-cell table:style-name="ce56" table:formula="of:=10^6*[.H27]/[.$B$4]/[.G27]" office:value-type="float" office:value="0.204097248687618">
            <text:p>0,20</text:p>
          </table:table-cell>
          <table:table-cell table:style-name="ce65" table:formula="of:=10^-6*[.H27]*[.G27]*[.B$3]" office:value-type="float" office:value="1000.07651856933">
            <text:p>1000,1</text:p>
          </table:table-cell>
          <table:table-cell table:style-name="ce72" table:formula="of:=1000*SQRT((1000/[.G27]/[.$B$4]-[.G27]*[.$B$3]*10^-9)^2+[.$B$2]^-2)" office:value-type="float" office:value="156.512782290803">
            <text:p>156,51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80">
            <text:p>8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8]*[.$B$6]" office:value-type="float" office:value="3577708.76399966">
            <text:p>3577709</text:p>
          </table:table-cell>
          <table:table-cell table:style-name="ce51" table:formula="of:=1000/[.L28]" office:value-type="float" office:value="5.59049745330954">
            <text:p>5,59</text:p>
          </table:table-cell>
          <table:table-cell table:style-name="ce56" table:formula="of:=1000*[.H28]/[.$B$2]" office:value-type="float" office:value="13.9762436332738">
            <text:p>13,98</text:p>
          </table:table-cell>
          <table:table-cell table:style-name="ce56" table:formula="of:=10^6*[.H28]/[.$B$4]/[.G28]" office:value-type="float" office:value="0.156259154170495">
            <text:p>0,16</text:p>
          </table:table-cell>
          <table:table-cell table:style-name="ce65" table:formula="of:=10^-6*[.H28]*[.G28]*[.B$3]" office:value-type="float" office:value="1000.05858669117">
            <text:p>1000,1</text:p>
          </table:table-cell>
          <table:table-cell table:style-name="ce72" table:formula="of:=1000*SQRT((1000/[.G28]/[.$B$4]-[.G28]*[.$B$3]*10^-9)^2+[.$B$2]^-2)" office:value-type="float" office:value="178.874958508032">
            <text:p>178,87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0" office:value-type="float" office:value="90">
            <text:p>90</text:p>
          </table:table-cell>
          <table:table-cell table:style-name="ce27" office:value-type="string">
            <text:p>ω<text:span text:style-name="T1">pез</text:span><text:span text:style-name="T2"> =</text:span></text:p>
          </table:table-cell>
          <table:table-cell table:style-name="ce41" table:formula="of:=[.E29]*[.$B$6]" office:value-type="float" office:value="4024922.35949962">
            <text:p>4024922</text:p>
          </table:table-cell>
          <table:table-cell table:style-name="ce51" table:formula="of:=1000/[.L29]" office:value-type="float" office:value="4.9692699762489">
            <text:p>4,97</text:p>
          </table:table-cell>
          <table:table-cell table:style-name="ce56" table:formula="of:=1000*[.H29]/[.$B$2]" office:value-type="float" office:value="12.4231749406222">
            <text:p>12,42</text:p>
          </table:table-cell>
          <table:table-cell table:style-name="ce56" table:formula="of:=10^6*[.H29]/[.$B$4]/[.G29]" office:value-type="float" office:value="0.12346250517157">
            <text:p>0,12</text:p>
          </table:table-cell>
          <table:table-cell table:style-name="ce65" table:formula="of:=10^-6*[.H29]*[.G29]*[.B$3]" office:value-type="float" office:value="1000.04629188972">
            <text:p>1000,0</text:p>
          </table:table-cell>
          <table:table-cell table:style-name="ce72" table:formula="of:=1000*SQRT((1000/[.G29]/[.$B$4]-[.G29]*[.$B$3]*10^-9)^2+[.$B$2]^-2)" office:value-type="float" office:value="201.23680234312">
            <text:p>201,24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 table:number-columns-repeated="4"/>
          <table:table-cell table:style-name="ce21" office:value-type="float" office:value="100">
            <text:p>100</text:p>
          </table:table-cell>
          <table:table-cell table:style-name="ce28" office:value-type="string">
            <text:p>ω<text:span text:style-name="T1">pез</text:span><text:span text:style-name="T2"> =</text:span></text:p>
          </table:table-cell>
          <table:table-cell table:style-name="ce42" table:formula="of:=[.E30]*[.$B$6]" office:value-type="float" office:value="4472135.95499958">
            <text:p>4472136</text:p>
          </table:table-cell>
          <table:table-cell table:style-name="ce52" table:formula="of:=1000/[.L30]" office:value-type="float" office:value="4.4723036471687">
            <text:p>4,47</text:p>
          </table:table-cell>
          <table:table-cell table:style-name="ce58" table:formula="of:=1000*[.H30]/[.$B$2]" office:value-type="float" office:value="11.1807591179217">
            <text:p>11,18</text:p>
          </table:table-cell>
          <table:table-cell table:style-name="ce58" table:formula="of:=10^6*[.H30]/[.$B$4]/[.G30]" office:value-type="float" office:value="0.100003749710894">
            <text:p>0,10</text:p>
          </table:table-cell>
          <table:table-cell table:style-name="ce66" table:formula="of:=10^-6*[.H30]*[.G30]*[.B$3]" office:value-type="float" office:value="1000.03749710894">
            <text:p>1000,0</text:p>
          </table:table-cell>
          <table:table-cell table:style-name="ce73" table:formula="of:=1000*SQRT((1000/[.G30]/[.$B$4]-[.G30]*[.$B$3]*10^-9)^2+[.$B$2]^-2)" office:value-type="float" office:value="223.59841345591">
            <text:p>223,60</text:p>
          </table:table-cell>
          <table:table-cell/>
          <table:table-cell table:style-name="ce77"/>
          <table:table-cell table:number-columns-repeated="8"/>
        </table:table-row>
        <table:table-row table:style-name="ro2">
          <table:table-cell>
            <draw:frame table:end-cell-address="Лист1.E50" table:end-x="1.035cm" table:end-y="0.442cm" draw:z-index="0" draw:style-name="gr1" draw:text-style-name="P1" svg:width="9cm" svg:height="8.784cm" svg:x="0.253cm" svg:y="0.239cm">
              <draw:object draw:notify-on-update-of-ranges="Лист1.D3:Лист1.D15 Лист1.I2:Лист1.I2 Лист1.I3:Лист1.I15 Лист1.D3:Лист1.D15 Лист1.J2:Лист1.J2 Лист1.J3:Лист1.J15 Лист1.D3:Лист1.D15 Лист1.K2:Лист1.K2 Лист1.K3:Лист1.K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Лист1.L51" table:end-x="0.238cm" table:end-y="0.018cm" draw:z-index="2" draw:style-name="gr1" draw:text-style-name="P1" svg:width="9cm" svg:height="8.784cm" svg:x="0.515cm" svg:y="0.266cm">
              <draw:object draw:notify-on-update-of-ranges="Лист1.G3:Лист1.G15 Лист1.I2:Лист1.I2 Лист1.I3:Лист1.I15 Лист1.G3:Лист1.G15 Лист1.J2:Лист1.J2 Лист1.J3:Лист1.J15 Лист1.G3:Лист1.G15 Лист1.K2:Лист1.K2 Лист1.K3:Лист1.K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19">
          <table:table-cell table:number-columns-repeated="22"/>
        </table:table-row>
        <table:table-row table:style-name="ro2">
          <table:table-cell>
            <draw:frame table:end-cell-address="Лист1.F69" table:end-x="0.042cm" table:end-y="0.248cm" draw:z-index="1" draw:style-name="gr1" draw:text-style-name="P1" svg:width="9cm" svg:height="8.098cm" svg:x="0.309cm" svg:y="0.28cm">
              <draw:object draw:notify-on-update-of-ranges="Лист1.D3:Лист1.D15 Лист1.H2:Лист1.H2 Лист1.H3:Лист1.H15 Лист1.D3:Лист1.D15 Лист1.L2:Лист1.L2 Лист1.L3:Лист1.L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Лист1.L69" table:end-x="0.238cm" table:end-y="0.275cm" draw:z-index="3" draw:style-name="gr1" draw:text-style-name="P1" svg:width="9cm" svg:height="8.098cm" svg:x="0.515cm" svg:y="0.307cm">
              <draw:object draw:notify-on-update-of-ranges="Лист1.G3:Лист1.G15 Лист1.H2:Лист1.H2 Лист1.H3:Лист1.H15 Лист1.G3:Лист1.G15 Лист1.L2:Лист1.L2 Лист1.L3:Лист1.L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0" number:min-integer-digits="4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.09.2015</text:date>, <text:time>12:13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08T13:27:02.49</meta:creation-date>
    <dc:date>2015-09-29T12:13:39.33</dc:date>
    <dc:creator>Егор Клёнин</dc:creator>
    <meta:editing-duration>PT8H18M58S</meta:editing-duration>
    <meta:editing-cycles>23</meta:editing-cycles>
    <meta:generator>OpenOffice/4.1.1$Win32 OpenOffice.org_project/411m6$Build-9775</meta:generator>
    <meta:document-statistic meta:table-count="3" meta:cell-count="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0">
      <style:chart-properties chart:display-label="true" chart:logarithmic="false" chart:minimum="0" chart:maximum="4" chart:interval-major="1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>
        <chart:symbol-image xlink:href="Pictures/2000000D000000DF000000DFA35F14DA.svm" xlink:type="simple" xlink:actuate="onLoad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1cm" svg:height="8.785cm" xlink:href=".." xlink:type="simple" chart:class="chart:scatter" chart:style-name="ch1">
        <chart:title svg:x="0.667cm" svg:y="0.175cm" chart:style-name="ch2">
          <text:p>Частотные зависимости токов
в логарифмическом масштабе </text:p>
        </chart:title>
        <chart:legend chart:legend-position="bottom" svg:x="1.159cm" svg:y="7.976cm" style:legend-expansion="wide" chart:style-name="ch3"/>
        <chart:plot-area chart:style-name="ch4" table:cell-range-address="Лист1.D3:Лист1.D15 Лист1.I2:Лист1.K15" chart:data-source-has-labels="row" svg:x="0.153cm" svg:y="1.584cm" svg:width="7.833cm" svg:height="6.301cm">
          <chartooo:coordinate-region svg:x="1.145cm" svg:y="1.796cm" svg:width="6.747cm" svg:height="5.416cm"/>
          <chart:axis chart:dimension="x" chart:name="primary-x" chart:style-name="ch5">
            <chart:title svg:x="7.64cm" svg:y="6.619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1.145cm" svg:y="1.227cm" chart:style-name="ch6">
              <text:p>U, В</text:p>
            </chart:title>
            <chart:grid chart:style-name="ch7" chart:class="major"/>
          </chart:axis>
          <chart:series chart:style-name="ch9" chart:values-cell-range-address="Лист1.I3:Лист1.I15" chart:label-cell-address="Лист1.I2:Лист1.I2" chart:class="chart:scatter">
            <chart:domain table:cell-range-address="Лист1.D3:Лист1.D15"/>
            <chart:data-point chart:repeated="13"/>
          </chart:series>
          <chart:series chart:style-name="ch10" chart:values-cell-range-address="Лист1.J3:Лист1.J15" chart:label-cell-address="Лист1.J2:Лист1.J2" chart:class="chart:scatter">
            <chart:data-point chart:repeated="13"/>
          </chart:series>
          <chart:series chart:style-name="ch11" chart:values-cell-range-address="Лист1.K3:Лист1.K15" chart:label-cell-address="Лист1.K2:Лист1.K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IR , мА</text:p>
                <draw:g>
                  <svg:desc>Лист1.I2:Лист1.I2</svg:desc>
                </draw:g>
              </table:table-cell>
              <table:table-cell office:value-type="string">
                <text:p>IL , мА</text:p>
                <draw:g>
                  <svg:desc>Лист1.J2:Лист1.J2</svg:desc>
                </draw:g>
              </table:table-cell>
              <table:table-cell office:value-type="string">
                <text:p>IC , мА</text:p>
                <draw:g>
                  <svg:desc>Лист1.K2:Лист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3:Лист1.D15</svg:desc>
                </draw:g>
              </table:table-cell>
              <table:table-cell office:value-type="float" office:value="11">
                <text:p>11</text:p>
                <draw:g>
                  <svg:desc>Лист1.I3:Лист1.I15</svg:desc>
                </draw:g>
              </table:table-cell>
              <table:table-cell office:value-type="float" office:value="1000">
                <text:p>1000</text:p>
                <draw:g>
                  <svg:desc>Лист1.J3:Лист1.J15</svg:desc>
                </draw:g>
              </table:table-cell>
              <table:table-cell office:value-type="float" office:value="0.106">
                <text:p>0.106</text:p>
                <draw:g>
                  <svg:desc>Лист1.K3:Лист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1004">
                <text:p>100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04">
                <text:p>904</text:p>
              </table:table-cell>
              <table:table-cell office:value-type="float" office:value="883">
                <text:p>88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  <table:table-cell office:value-type="float" office:value="9.818">
                <text:p>9.81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56">
                <text:p>56</text:p>
              </table:table-cell>
              <table:table-cell office:value-type="float" office:value="2.50314067807823">
                <text:p>2.503140678078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38">
                <text:p>38</text:p>
              </table:table-cell>
              <table:table-cell office:value-type="float" office:value="1.15030736635973">
                <text:p>1.150307366359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8">
                <text:p>28</text:p>
              </table:table-cell>
              <table:table-cell office:value-type="float" office:value="0.651144732328535">
                <text:p>0.6511447323285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3">
                <text:p>23</text:p>
              </table:table-cell>
              <table:table-cell office:value-type="float" office:value="0.443520385153478">
                <text:p>0.4435203851534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19">
                <text:p>19</text:p>
              </table:table-cell>
              <table:table-cell office:value-type="float" office:value="0.334450802960018">
                <text:p>0.3344508029600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16">
                <text:p>16</text:p>
              </table:table-cell>
              <table:table-cell office:value-type="float" office:value="0.210479075640184">
                <text:p>0.2104790756401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14">
                <text:p>14</text:p>
              </table:table-cell>
              <table:table-cell office:value-type="float" office:value="0.170012179888528">
                <text:p>0.1700121798885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13">
                <text:p>13</text:p>
              </table:table-cell>
              <table:table-cell office:value-type="float" office:value="0.153592470219388">
                <text:p>0.1535924702193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0">
      <style:chart-properties chart:display-label="true" chart:logarithmic="false" chart:minimum="0" chart:maximum="4" chart:interval-major="1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8.099cm" xlink:href=".." xlink:type="simple" chart:class="chart:scatter" chart:style-name="ch1">
        <chart:title svg:x="1.112cm" svg:y="0.106cm" chart:style-name="ch2">
          <text:p>Частотные зависимости U(f), Y(f)
в логарифмическом масштабе  </text:p>
        </chart:title>
        <chart:legend chart:legend-position="bottom" svg:x="2.122cm" svg:y="7.29cm" style:legend-expansion="wide" chart:style-name="ch3"/>
        <chart:plot-area chart:style-name="ch4" table:cell-range-address="Лист1.D3:Лист1.D15 Лист1.H2:Лист1.H15 Лист1.L2:Лист1.L15" chart:data-source-has-labels="row" svg:x="0.279cm" svg:y="1.445cm" svg:width="7.707cm" svg:height="5.879cm">
          <chartooo:coordinate-region svg:x="1.086cm" svg:y="1.657cm" svg:width="6.806cm" svg:height="4.994cm"/>
          <chart:axis chart:dimension="x" chart:name="primary-x" chart:style-name="ch5">
            <chart:title svg:x="7.762cm" svg:y="6.137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1.109cm" svg:y="1.103cm" chart:style-name="ch6">
              <text:p>I, мА; Z, кОм</text:p>
            </chart:title>
            <chart:grid chart:style-name="ch7" chart:class="major"/>
          </chart:axis>
          <chart:series chart:style-name="ch9" chart:values-cell-range-address="Лист1.H3:Лист1.H15" chart:label-cell-address="Лист1.H2:Лист1.H2" chart:class="chart:scatter">
            <chart:domain table:cell-range-address="Лист1.D3:Лист1.D15"/>
            <chart:data-point chart:repeated="13"/>
          </chart:series>
          <chart:series chart:style-name="ch10" chart:values-cell-range-address="Лист1.L3:Лист1.L15" chart:label-cell-address="Лист1.L2:Лист1.L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U, B</text:p>
                <draw:g>
                  <svg:desc>Лист1.H2:Лист1.H2</svg:desc>
                </draw:g>
              </table:table-cell>
              <table:table-cell office:value-type="string">
                <text:p>Y=I/E, мСм</text:p>
                <draw:g>
                  <svg:desc>Лист1.L2:Лист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3:Лист1.D15</svg:desc>
                </draw:g>
              </table:table-cell>
              <table:table-cell office:value-type="float" office:value="4.461">
                <text:p>4.461</text:p>
                <draw:g>
                  <svg:desc>Лист1.H3:Лист1.H15</svg:desc>
                </draw:g>
              </table:table-cell>
              <table:table-cell office:value-type="float" office:value="224.164985429276">
                <text:p>224.164985429276</text:p>
                <draw:g>
                  <svg:desc>Лист1.L3:Лист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4.65">
                <text:p>44.65</text:p>
              </table:table-cell>
              <table:table-cell office:value-type="float" office:value="22.3964165733483">
                <text:p>22.3964165733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9.509">
                <text:p>399.509</text:p>
              </table:table-cell>
              <table:table-cell office:value-type="float" office:value="2.50307252152017">
                <text:p>2.5030725215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.301">
                <text:p>44.301</text:p>
              </table:table-cell>
              <table:table-cell office:value-type="float" office:value="22.5728538859168">
                <text:p>22.5728538859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2.4679224144831">
                <text:p>22.4679224144831</text:p>
              </table:table-cell>
              <table:table-cell office:value-type="float" office:value="44.5078980402473">
                <text:p>44.507898040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14.619496316678">
                <text:p>14.619496316678</text:p>
              </table:table-cell>
              <table:table-cell office:value-type="float" office:value="68.4018093605041">
                <text:p>68.401809360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10.9511735074382">
                <text:p>10.9511735074382</text:p>
              </table:table-cell>
              <table:table-cell office:value-type="float" office:value="91.3144147812821">
                <text:p>91.314414781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8.61515074128047">
                <text:p>8.61515074128047</text:p>
              </table:table-cell>
              <table:table-cell office:value-type="float" office:value="116.074579543732">
                <text:p>116.074579543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7.31312400731138">
                <text:p>7.31312400731138</text:p>
              </table:table-cell>
              <table:table-cell office:value-type="float" office:value="136.740468095473">
                <text:p>136.740468095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6.41934992998452">
                <text:p>6.41934992998452</text:p>
              </table:table-cell>
              <table:table-cell office:value-type="float" office:value="155.7790135928">
                <text:p>155.7790135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5.28242604358489">
                <text:p>5.28242604358489</text:p>
              </table:table-cell>
              <table:table-cell office:value-type="float" office:value="189.306957021088">
                <text:p>189.30695702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4.94226967994676">
                <text:p>4.94226967994676</text:p>
              </table:table-cell>
              <table:table-cell office:value-type="float" office:value="202.336186561712">
                <text:p>202.336186561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.36448218654168">
                <text:p>4.36448218654168</text:p>
              </table:table-cell>
              <table:table-cell office:value-type="float" office:value="229.122254888243">
                <text:p>229.122254888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9">
      <number:scientific-number number:decimal-places="0" number:min-integer-digits="1" number:min-exponent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1" chart:spline-resolution="50" chart:right-angled-axes="true"/>
    </style:style>
    <style:style style:name="ch5" style:family="chart" style:data-style-name="N109">
      <style:chart-properties chart:display-label="true" chart:logarithmic="false" chart:minimum="0" chart:maximum="800000" chart:interval-major="20000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>
        <chart:symbol-image xlink:href="Pictures/2000000D000000DF000000DFA35F14DA.svm" xlink:type="simple" xlink:actuate="onLoad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1cm" svg:height="8.785cm" xlink:href=".." xlink:type="simple" chart:class="chart:scatter" chart:style-name="ch1">
        <chart:title svg:x="1.255cm" svg:y="0.311cm" chart:style-name="ch2">
          <text:p>Частотные зависимости токов </text:p>
        </chart:title>
        <chart:legend chart:legend-position="bottom" svg:x="1.159cm" svg:y="7.976cm" style:legend-expansion="wide" chart:style-name="ch3"/>
        <chart:plot-area chart:style-name="ch4" table:cell-range-address="Лист1.G3:Лист1.G15 Лист1.I2:Лист1.K15" chart:data-source-has-labels="row" svg:x="0.069cm" svg:y="1.584cm" svg:width="8.237cm" svg:height="6.302cm">
          <chartooo:coordinate-region svg:x="1.061cm" svg:y="1.796cm" svg:width="6.833cm" svg:height="5.417cm"/>
          <chart:axis chart:dimension="x" chart:name="primary-x" chart:style-name="ch5">
            <chart:title svg:x="7.64cm" svg:y="6.619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1.061cm" svg:y="1.228cm" chart:style-name="ch6">
              <text:p>U, В</text:p>
            </chart:title>
            <chart:grid chart:style-name="ch7" chart:class="major"/>
          </chart:axis>
          <chart:series chart:style-name="ch9" chart:values-cell-range-address="Лист1.I3:Лист1.I15" chart:label-cell-address="Лист1.I2:Лист1.I2" chart:class="chart:scatter">
            <chart:domain table:cell-range-address="Лист1.G3:Лист1.G15"/>
            <chart:data-point chart:repeated="13"/>
          </chart:series>
          <chart:series chart:style-name="ch10" chart:values-cell-range-address="Лист1.J3:Лист1.J15" chart:label-cell-address="Лист1.J2:Лист1.J2" chart:class="chart:scatter">
            <chart:data-point chart:repeated="13"/>
          </chart:series>
          <chart:series chart:style-name="ch11" chart:values-cell-range-address="Лист1.K3:Лист1.K15" chart:label-cell-address="Лист1.K2:Лист1.K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IR , мА</text:p>
                <draw:g>
                  <svg:desc>Лист1.I2:Лист1.I2</svg:desc>
                </draw:g>
              </table:table-cell>
              <table:table-cell office:value-type="string">
                <text:p>IL , мА</text:p>
                <draw:g>
                  <svg:desc>Лист1.J2:Лист1.J2</svg:desc>
                </draw:g>
              </table:table-cell>
              <table:table-cell office:value-type="string">
                <text:p>IC , мА</text:p>
                <draw:g>
                  <svg:desc>Лист1.K2:Лист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762543417177">
                <text:p>71.1762543417177</text:p>
                <draw:g>
                  <svg:desc>Лист1.G3:Лист1.G15</svg:desc>
                </draw:g>
              </table:table-cell>
              <table:table-cell office:value-type="float" office:value="11">
                <text:p>11</text:p>
                <draw:g>
                  <svg:desc>Лист1.I3:Лист1.I15</svg:desc>
                </draw:g>
              </table:table-cell>
              <table:table-cell office:value-type="float" office:value="1000">
                <text:p>1000</text:p>
                <draw:g>
                  <svg:desc>Лист1.J3:Лист1.J15</svg:desc>
                </draw:g>
              </table:table-cell>
              <table:table-cell office:value-type="float" office:value="0.106">
                <text:p>0.106</text:p>
                <draw:g>
                  <svg:desc>Лист1.K3:Лист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62543417177">
                <text:p>711.762543417177</text:p>
              </table:table-cell>
              <table:table-cell office:value-type="float" office:value="113">
                <text:p>113</text:p>
              </table:table-cell>
              <table:table-cell office:value-type="float" office:value="1004">
                <text:p>100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7.62543417177">
                <text:p>7117.62543417177</text:p>
              </table:table-cell>
              <table:table-cell office:value-type="float" office:value="904">
                <text:p>904</text:p>
              </table:table-cell>
              <table:table-cell office:value-type="float" office:value="883">
                <text:p>88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76.2543417177">
                <text:p>71176.2543417177</text:p>
              </table:table-cell>
              <table:table-cell office:value-type="float" office:value="111">
                <text:p>111</text:p>
              </table:table-cell>
              <table:table-cell office:value-type="float" office:value="9.818">
                <text:p>9.81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352.508683435">
                <text:p>142352.508683435</text:p>
              </table:table-cell>
              <table:table-cell office:value-type="float" office:value="56">
                <text:p>56</text:p>
              </table:table-cell>
              <table:table-cell office:value-type="float" office:value="2.50314067807823">
                <text:p>2.503140678078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528.763025153">
                <text:p>213528.763025153</text:p>
              </table:table-cell>
              <table:table-cell office:value-type="float" office:value="38">
                <text:p>38</text:p>
              </table:table-cell>
              <table:table-cell office:value-type="float" office:value="1.15030736635973">
                <text:p>1.150307366359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705.017366871">
                <text:p>284705.017366871</text:p>
              </table:table-cell>
              <table:table-cell office:value-type="float" office:value="28">
                <text:p>28</text:p>
              </table:table-cell>
              <table:table-cell office:value-type="float" office:value="0.651144732328535">
                <text:p>0.6511447323285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881.271708589">
                <text:p>355881.271708589</text:p>
              </table:table-cell>
              <table:table-cell office:value-type="float" office:value="23">
                <text:p>23</text:p>
              </table:table-cell>
              <table:table-cell office:value-type="float" office:value="0.443520385153478">
                <text:p>0.4435203851534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057.526050306">
                <text:p>427057.526050306</text:p>
              </table:table-cell>
              <table:table-cell office:value-type="float" office:value="19">
                <text:p>19</text:p>
              </table:table-cell>
              <table:table-cell office:value-type="float" office:value="0.334450802960018">
                <text:p>0.3344508029600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233.780392024">
                <text:p>498233.780392024</text:p>
              </table:table-cell>
              <table:table-cell office:value-type="float" office:value="16">
                <text:p>16</text:p>
              </table:table-cell>
              <table:table-cell office:value-type="float" office:value="0.210479075640184">
                <text:p>0.2104790756401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9410.034733742">
                <text:p>569410.034733742</text:p>
              </table:table-cell>
              <table:table-cell office:value-type="float" office:value="14">
                <text:p>14</text:p>
              </table:table-cell>
              <table:table-cell office:value-type="float" office:value="0.170012179888528">
                <text:p>0.1700121798885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586.289075459">
                <text:p>640586.289075459</text:p>
              </table:table-cell>
              <table:table-cell office:value-type="float" office:value="13">
                <text:p>13</text:p>
              </table:table-cell>
              <table:table-cell office:value-type="float" office:value="0.153592470219388">
                <text:p>0.1535924702193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762.543417177">
                <text:p>711762.543417177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9">
      <number:scientific-number number:decimal-places="0" number:min-integer-digits="1" number:min-exponent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resolution="70" chart:right-angled-axes="true"/>
    </style:style>
    <style:style style:name="ch5" style:family="chart" style:data-style-name="N109">
      <style:chart-properties chart:display-label="true" chart:logarithmic="false" chart:minimum="0" chart:maximum="800000" chart:interval-major="20000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8.099cm" xlink:href=".." xlink:type="simple" chart:class="chart:scatter" chart:style-name="ch1">
        <chart:title svg:x="0.937cm" svg:y="0.297cm" chart:style-name="ch2">
          <text:p>Частотные зависимости U(f), Y(f) </text:p>
        </chart:title>
        <chart:legend chart:legend-position="bottom" svg:x="2.122cm" svg:y="7.29cm" style:legend-expansion="wide" chart:style-name="ch3"/>
        <chart:plot-area chart:style-name="ch4" table:cell-range-address="Лист1.G3:Лист1.H15 Лист1.H2:Лист1.H2 Лист1.L2:Лист1.L15" chart:data-source-has-labels="row" svg:x="0.311cm" svg:y="1.445cm" svg:width="7.996cm" svg:height="5.88cm">
          <chartooo:coordinate-region svg:x="1.118cm" svg:y="1.657cm" svg:width="6.778cm" svg:height="4.995cm"/>
          <chart:axis chart:dimension="x" chart:name="primary-x" chart:style-name="ch5">
            <chart:title svg:x="7.762cm" svg:y="6.138cm" chart:style-name="ch6">
              <text:p>lg(f/fоп)</text:p>
            </chart:title>
            <chart:grid chart:style-name="ch7" chart:class="major"/>
          </chart:axis>
          <chart:axis chart:dimension="y" chart:name="primary-y" chart:style-name="ch8">
            <chart:title svg:x="1.118cm" svg:y="1.104cm" chart:style-name="ch6">
              <text:p>I, мА; Z, кОм</text:p>
            </chart:title>
            <chart:grid chart:style-name="ch7" chart:class="major"/>
          </chart:axis>
          <chart:series chart:style-name="ch9" chart:values-cell-range-address="Лист1.H3:Лист1.H15" chart:label-cell-address="Лист1.H2:Лист1.H2" chart:class="chart:scatter">
            <chart:domain table:cell-range-address="Лист1.G3:Лист1.G15"/>
            <chart:data-point chart:repeated="13"/>
          </chart:series>
          <chart:series chart:style-name="ch10" chart:values-cell-range-address="Лист1.L3:Лист1.L15" chart:label-cell-address="Лист1.L2:Лист1.L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U, B</text:p>
                <draw:g>
                  <svg:desc>Лист1.H2:Лист1.H2</svg:desc>
                </draw:g>
              </table:table-cell>
              <table:table-cell office:value-type="string">
                <text:p>Y=I/E, мСм</text:p>
                <draw:g>
                  <svg:desc>Лист1.L2:Лист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762543417177">
                <text:p>71.1762543417177</text:p>
                <draw:g>
                  <svg:desc>Лист1.G3:Лист1.G15</svg:desc>
                </draw:g>
              </table:table-cell>
              <table:table-cell office:value-type="float" office:value="4.461">
                <text:p>4.461</text:p>
                <draw:g>
                  <svg:desc>Лист1.H3:Лист1.H15</svg:desc>
                </draw:g>
              </table:table-cell>
              <table:table-cell office:value-type="float" office:value="224.164985429276">
                <text:p>224.164985429276</text:p>
                <draw:g>
                  <svg:desc>Лист1.L3:Лист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62543417177">
                <text:p>711.762543417177</text:p>
              </table:table-cell>
              <table:table-cell office:value-type="float" office:value="44.65">
                <text:p>44.65</text:p>
              </table:table-cell>
              <table:table-cell office:value-type="float" office:value="22.3964165733483">
                <text:p>22.3964165733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7.62543417177">
                <text:p>7117.62543417177</text:p>
              </table:table-cell>
              <table:table-cell office:value-type="float" office:value="399.509">
                <text:p>399.509</text:p>
              </table:table-cell>
              <table:table-cell office:value-type="float" office:value="2.50307252152017">
                <text:p>2.5030725215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76.2543417177">
                <text:p>71176.2543417177</text:p>
              </table:table-cell>
              <table:table-cell office:value-type="float" office:value="44.301">
                <text:p>44.301</text:p>
              </table:table-cell>
              <table:table-cell office:value-type="float" office:value="22.5728538859168">
                <text:p>22.5728538859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352.508683435">
                <text:p>142352.508683435</text:p>
              </table:table-cell>
              <table:table-cell office:value-type="float" office:value="22.4679224144831">
                <text:p>22.4679224144831</text:p>
              </table:table-cell>
              <table:table-cell office:value-type="float" office:value="44.5078980402473">
                <text:p>44.507898040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528.763025153">
                <text:p>213528.763025153</text:p>
              </table:table-cell>
              <table:table-cell office:value-type="float" office:value="14.619496316678">
                <text:p>14.619496316678</text:p>
              </table:table-cell>
              <table:table-cell office:value-type="float" office:value="68.4018093605041">
                <text:p>68.401809360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705.017366871">
                <text:p>284705.017366871</text:p>
              </table:table-cell>
              <table:table-cell office:value-type="float" office:value="10.9511735074382">
                <text:p>10.9511735074382</text:p>
              </table:table-cell>
              <table:table-cell office:value-type="float" office:value="91.3144147812821">
                <text:p>91.314414781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881.271708589">
                <text:p>355881.271708589</text:p>
              </table:table-cell>
              <table:table-cell office:value-type="float" office:value="8.61515074128047">
                <text:p>8.61515074128047</text:p>
              </table:table-cell>
              <table:table-cell office:value-type="float" office:value="116.074579543732">
                <text:p>116.074579543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057.526050306">
                <text:p>427057.526050306</text:p>
              </table:table-cell>
              <table:table-cell office:value-type="float" office:value="7.31312400731138">
                <text:p>7.31312400731138</text:p>
              </table:table-cell>
              <table:table-cell office:value-type="float" office:value="136.740468095473">
                <text:p>136.740468095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233.780392024">
                <text:p>498233.780392024</text:p>
              </table:table-cell>
              <table:table-cell office:value-type="float" office:value="6.41934992998452">
                <text:p>6.41934992998452</text:p>
              </table:table-cell>
              <table:table-cell office:value-type="float" office:value="155.7790135928">
                <text:p>155.7790135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9410.034733742">
                <text:p>569410.034733742</text:p>
              </table:table-cell>
              <table:table-cell office:value-type="float" office:value="5.28242604358489">
                <text:p>5.28242604358489</text:p>
              </table:table-cell>
              <table:table-cell office:value-type="float" office:value="189.306957021088">
                <text:p>189.30695702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586.289075459">
                <text:p>640586.289075459</text:p>
              </table:table-cell>
              <table:table-cell office:value-type="float" office:value="4.94226967994676">
                <text:p>4.94226967994676</text:p>
              </table:table-cell>
              <table:table-cell office:value-type="float" office:value="202.336186561712">
                <text:p>202.336186561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762.543417177">
                <text:p>711762.543417177</text:p>
              </table:table-cell>
              <table:table-cell office:value-type="float" office:value="4.36448218654168">
                <text:p>4.36448218654168</text:p>
              </table:table-cell>
              <table:table-cell office:value-type="float" office:value="229.122254888243">
                <text:p>229.122254888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